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0pt" officeooo:paragraph-rsid="001228ff" style:font-size-asian="60pt" style:font-size-complex="60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60pt" officeooo:paragraph-rsid="00127689" style:font-size-asian="60pt" style:font-size-complex="60pt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60pt" officeooo:paragraph-rsid="001537b8" style:font-size-asian="60pt" style:font-size-complex="60pt"/>
    </style:style>
    <style:style style:name="P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paragraph-rsid="001228ff" style:font-size-asian="60pt" style:font-style-asian="normal" style:font-weight-asian="normal" style:font-size-complex="60pt" style:text-emphasize="none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officeooo:rsid="001537b8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officeooo:rsid="00154e65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officeooo:rsid="00127689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officeooo:rsid="001537b8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officeooo:rsid="00154e65" style:font-style-asian="normal" style:font-weight-asian="normal" style:text-emphasize="none"/>
    </style:style>
    <style:style style:name="T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О обрабатывающего центра с ЧПУ </text:span><text:span text:style-name="T3">B</text:span><text:span text:style-name="T7">i</text:span><text:span text:style-name="T6">matech</text:span></text:p>
      <text:p text:style-name="P1"><text:span text:style-name="T1">инв.№55550</text:span><text:span text:style-name="T3">174</text:span><text:span text:style-name="T1"> для операторов</text:span></text:p>
      <text:p text:style-name="P4"/>
      <text:p text:style-name="P4"/>
      <text:p text:style-name="P4"/>
      <text:p text:style-name="P3"><text:soft-page-break/><text:span text:style-name="T2">Т</text:span><text:span text:style-name="T1">О обрабатывающего центра с ЧПУ </text:span><text:span text:style-name="T3">B</text:span><text:span text:style-name="T4">i</text:span><text:span text:style-name="T3">matech</text:span></text:p>
      <text:p text:style-name="P2"><text:span text:style-name="T1">инв.№55550</text:span><text:span text:style-name="T3">174</text:span><text:span text:style-name="T1"> для </text:span><text:span text:style-name="T5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2-09T10:27:26.788000000</dc:date>
    <meta:editing-duration>PT1H55M47S</meta:editing-duration>
    <meta:editing-cycles>14</meta:editing-cycles>
    <meta:generator>LibreOffice/7.3.6.2$Windows_X86_64 LibreOffice_project/c28ca90fd6e1a19e189fc16c05f8f8924961e12e</meta:generator>
    <meta:print-date>2022-12-09T10:27:13.252000000</meta:print-date>
    <meta:document-statistic meta:table-count="0" meta:image-count="0" meta:object-count="0" meta:page-count="2" meta:paragraph-count="4" meta:word-count="18" meta:character-count="135" meta:non-whitespace-character-count="121"/>
  </office:meta>
</office:document-meta>
</file>